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OsgiCommandRegistry.register( final Command command , Map &lt; String , ? &gt; properti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sgiCommandRegistry.unregister( final Link link , Map &lt; String , ? &gt; properti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sgiCommandRegistry.unregister( final Command command , Map &lt; String , ? &gt; properti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sgiCommandRegistry.OsgiCommandRegistry( CommandRegistry commandRegist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sgiCommandRegistry.register( final Link link , Map &lt; String , ? &gt; properti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